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27863" style:font-size-asian="14pt" style:font-size-complex="14pt"/>
    </style:style>
    <style:style style:name="P3" style:family="paragraph" style:parent-style-name="Standard">
      <style:text-properties fo:font-size="14pt" officeooo:paragraph-rsid="001298da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Header">
      <style:paragraph-properties fo:text-align="end" style:justify-single-word="false"/>
      <style:text-properties fo:font-size="10pt" officeooo:rsid="001e2fe6" officeooo:paragraph-rsid="00127863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298da"/>
    </style:style>
    <style:style style:name="T8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6">ΑΙΤΗΣΗ</text:span><text:tab/><text:tab/><text:tab/><text:tab/><text:tab/><text:tab/><text:tab/></text:p>
      <text:p text:style-name="P1"/>
      <text:p text:style-name="P2">Επώνυμο: <text:span text:style-name="T2">[LAST_NAME]</text:span></text:p>
      <text:p text:style-name="P2">Όνομα: <text:span text:style-name="T2">[FIRST_NAME]</text:span></text:p>
      <text:p text:style-name="P2">Πατρώνυμο: <text:span text:style-name="T2">[FATHER_NAME]</text:span></text:p>
      <text:p text:style-name="P2">Κλάδος: <text:span text:style-name="T2">[SPECIALTY]</text:span></text:p>
      <text:p text:style-name="P1">Βαθμός……………………………………</text:p>
      <text:p text:style-name="P2">Οργανική Θέση: <text:span text:style-name="T2">[PRIMARY_SCHOOL]</text:span></text:p>
      <text:p text:style-name="P2">Θέση που υπηρετώ: <text:span text:style-name="T2">[SERVING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1"/>
      <text:p text:style-name="P1"/>
      <text:p text:style-name="P4"><text:span text:style-name="T2">ΘΕΜΑ</text:span>: <text:span text:style-name="T1">Χορήγηση άδειας αιμοληψίας-αιμοδοσίας(μέχρι 2 ημέρες)</text:span></text:p>
      <text:p text:style-name="P4"/>
      <text:p text:style-name="P6">ΠΡΟΣ</text:p>
      <text:p text:style-name="P1"/>
      <text:p text:style-name="P1"/>
      <text:p text:style-name="P1">Τ<text:span text:style-name="T7">ον</text:span> κ. Δ/ντή του <text:span text:style-name="T7">1ου ΕΠΑΛ Μοιρών</text:span></text:p>
      <text:p text:style-name="P1"/>
      <text:p text:style-name="P3">Παρακαλώ να μου χορηγήσετε άδεια <text:bookmark-start text:name="DDE_LINK"/>αιμοληψίας<text:bookmark-end text:name="DDE_LINK"/> βάσει του άρθρου 50 παρ.5 του Ν.3528/9-2-07 ΦΕΚ 26 τ.Α <text:span text:style-name="T8">για </text:span><text:span text:style-name="T3">[DURATION]</text:span> <text:s/>από <text:span text:style-name="T4">[START_DATE]</text:span> μέχρι <text:span text:style-name="T5">[END_DATE]</text:span> διότι</text:p>
      <text:p text:style-name="P3">............ 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"/>
      <text:p text:style-name="P1"/>
      <text:p text:style-name="P1">Μαζί υποβάλλω και:</text:p>
      <text:p text:style-name="P1"/>
      <text:p text:style-name="P1">α) Βεβαίωση του Νοσοκομείου ή άλλης μονάδας αιμοληψίας για την ημερομηνία κάλυψης της έκτακτης <text:s/>ανάγκης αιμοληψίας </text:p>
      <text:p text:style-name="P1"/>
      <text:p text:style-name="P1"/>
      <text:p text:style-name="P1"/>
      <text:p text:style-name="P1">Ημερομηνία:…………………………………………..</text:p>
      <text:p text:style-name="P1"/>
      <text:p text:style-name="P1"/>
      <text:p text:style-name="P1">………… Αιτ…………………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27863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58:00</meta:creation-date>
    <dc:creator>Ιωάννης Χαριτάκης</dc:creator>
    <dc:date>2017-10-01T14:54:59.237727508</dc:date>
    <meta:print-date>2008-04-03T09:59:00</meta:print-date>
    <meta:editing-cycles>33</meta:editing-cycles>
    <meta:editing-duration>P23DT22H16M16S</meta:editing-duration>
    <meta:generator>LibreOffice/5.3.6.1$Linux_X86_64 LibreOffice_project/30m0$Build-1</meta:generator>
    <meta:document-statistic meta:table-count="0" meta:image-count="0" meta:object-count="0" meta:page-count="1" meta:paragraph-count="22" meta:word-count="97" meta:character-count="863" meta:non-whitespace-character-count="777"/>
  </office:meta>
</office:document-meta>
</file>